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c0f60" officeooo:paragraph-rsid="002c0f60"/>
    </style:style>
    <style:style style:name="P2" style:family="paragraph" style:parent-style-name="Standard">
      <style:text-properties officeooo:rsid="002c0f60" officeooo:paragraph-rsid="002dd61a"/>
    </style:style>
    <style:style style:name="P3" style:family="paragraph" style:parent-style-name="Standard">
      <style:text-properties officeooo:rsid="002c0f60" officeooo:paragraph-rsid="002def81"/>
    </style:style>
    <style:style style:name="P4" style:family="paragraph" style:parent-style-name="Standard">
      <style:text-properties officeooo:rsid="002e7c06" officeooo:paragraph-rsid="002e7c06"/>
    </style:style>
    <style:style style:name="P5" style:family="paragraph" style:parent-style-name="Standard">
      <style:text-properties officeooo:rsid="002f768d" officeooo:paragraph-rsid="002f768d"/>
    </style:style>
    <style:style style:name="P6" style:family="paragraph" style:parent-style-name="Standard">
      <style:text-properties officeooo:rsid="00392eca" officeooo:paragraph-rsid="00392eca"/>
    </style:style>
    <style:style style:name="P7" style:family="paragraph" style:parent-style-name="Standard">
      <style:text-properties officeooo:rsid="003da773" officeooo:paragraph-rsid="003da773"/>
    </style:style>
    <style:style style:name="P8" style:family="paragraph" style:parent-style-name="Standard">
      <style:text-properties officeooo:rsid="003dd19e" officeooo:paragraph-rsid="003f39c2"/>
    </style:style>
    <style:style style:name="P9" style:family="paragraph" style:parent-style-name="Standard">
      <style:text-properties officeooo:rsid="003dd19e" officeooo:paragraph-rsid="0044b76f"/>
    </style:style>
    <style:style style:name="P10" style:family="paragraph" style:parent-style-name="Standard">
      <style:text-properties officeooo:rsid="003dd19e" officeooo:paragraph-rsid="0048b651"/>
    </style:style>
    <style:style style:name="P1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3da773" officeooo:paragraph-rsid="003da773"/>
    </style:style>
    <style:style style:name="P12" style:family="paragraph" style:parent-style-name="Standard">
      <style:text-properties fo:font-style="normal" officeooo:rsid="002c0f60" officeooo:paragraph-rsid="002c0f60" style:font-style-asian="normal" style:font-style-complex="normal"/>
    </style:style>
    <style:style style:name="P13" style:family="paragraph" style:parent-style-name="Standard">
      <style:text-properties fo:font-style="normal" officeooo:rsid="002dd61a" officeooo:paragraph-rsid="002dd61a" style:font-style-asian="normal" style:font-style-complex="normal"/>
    </style:style>
    <style:style style:name="P14" style:family="paragraph" style:parent-style-name="Standard">
      <style:text-properties fo:font-style="normal" officeooo:rsid="002dd61a" officeooo:paragraph-rsid="002def81" style:font-style-asian="normal" style:font-style-complex="normal"/>
    </style:style>
    <style:style style:name="P15" style:family="paragraph" style:parent-style-name="Standard">
      <style:text-properties fo:font-style="normal" officeooo:rsid="002def81" officeooo:paragraph-rsid="002def81" style:font-style-asian="normal" style:font-style-complex="normal"/>
    </style:style>
    <style:style style:name="P16" style:family="paragraph" style:parent-style-name="Standard">
      <style:text-properties fo:font-style="normal" officeooo:rsid="002e7c06" officeooo:paragraph-rsid="002e7c06" style:font-style-asian="normal" style:font-style-complex="normal"/>
    </style:style>
    <style:style style:name="P17" style:family="paragraph" style:parent-style-name="Standard">
      <style:text-properties fo:font-style="italic" officeooo:rsid="002c0f60" officeooo:paragraph-rsid="002c0f60" style:font-style-asian="italic" style:font-style-complex="italic"/>
    </style:style>
    <style:style style:name="P18" style:family="paragraph" style:parent-style-name="Standard">
      <style:text-properties fo:font-style="italic" officeooo:rsid="002c0f60" officeooo:paragraph-rsid="002def81" style:font-style-asian="italic" style:font-style-complex="italic"/>
    </style:style>
    <style:style style:name="P19" style:family="paragraph" style:parent-style-name="Standard">
      <style:text-properties fo:font-style="italic" officeooo:rsid="002e7c06" officeooo:paragraph-rsid="002e7c06" style:font-style-asian="italic" style:font-style-complex="italic"/>
    </style:style>
    <style:style style:name="P20" style:family="paragraph" style:parent-style-name="Standard">
      <style:text-properties fo:font-style="italic" officeooo:rsid="002f768d" officeooo:paragraph-rsid="002f768d" style:font-style-asian="italic" style:font-style-complex="italic"/>
    </style:style>
    <style:style style:name="P21" style:family="paragraph" style:parent-style-name="Standard">
      <style:text-properties fo:font-style="italic" officeooo:rsid="0033f59d" officeooo:paragraph-rsid="002f768d" style:font-style-asian="italic" style:font-style-complex="italic"/>
    </style:style>
    <style:style style:name="P22" style:family="paragraph" style:parent-style-name="Standard">
      <style:text-properties fo:font-style="italic" officeooo:rsid="00392eca" officeooo:paragraph-rsid="00392eca" style:font-style-asian="italic" style:font-style-complex="italic"/>
    </style:style>
    <style:style style:name="P23" style:family="paragraph" style:parent-style-name="Standard">
      <style:text-properties fo:font-style="italic" officeooo:rsid="003da773" officeooo:paragraph-rsid="00392eca" style:font-style-asian="italic" style:font-style-complex="italic"/>
    </style:style>
    <style:style style:name="P24" style:family="paragraph" style:parent-style-name="Standard">
      <style:text-properties fo:font-style="italic" officeooo:rsid="003da773" officeooo:paragraph-rsid="003da773" style:font-style-asian="italic" style:font-style-complex="italic"/>
    </style:style>
    <style:style style:name="P25" style:family="paragraph" style:parent-style-name="Standard">
      <style:text-properties style:text-line-through-style="none" style:text-line-through-type="none" fo:font-style="italic" officeooo:rsid="003da773" officeooo:paragraph-rsid="003da773" style:font-style-asian="italic" style:font-style-complex="italic"/>
    </style:style>
    <style:style style:name="P26" style:family="paragraph" style:parent-style-name="Standard">
      <style:text-properties style:text-line-through-style="none" style:text-line-through-type="none" fo:font-style="italic" officeooo:rsid="003dd19e" officeooo:paragraph-rsid="003da773" style:font-style-asian="italic" style:font-style-complex="italic"/>
    </style:style>
    <style:style style:name="P27" style:family="paragraph" style:parent-style-name="Standard">
      <style:text-properties style:text-line-through-style="none" style:text-line-through-type="none" fo:font-style="italic" officeooo:rsid="003dd19e" officeooo:paragraph-rsid="003dd19e" style:font-style-asian="italic" style:font-style-complex="italic"/>
    </style:style>
    <style:style style:name="P28" style:family="paragraph" style:parent-style-name="Standard">
      <style:text-properties style:text-line-through-style="none" style:text-line-through-type="none" fo:font-style="italic" officeooo:rsid="003f39c2" officeooo:paragraph-rsid="003f39c2" style:font-style-asian="italic" style:font-style-complex="italic"/>
    </style:style>
    <style:style style:name="P29" style:family="paragraph" style:parent-style-name="Standard">
      <style:text-properties style:text-line-through-style="none" style:text-line-through-type="none" fo:font-style="italic" officeooo:rsid="0044b76f" officeooo:paragraph-rsid="0048b651" style:font-style-asian="italic" style:font-style-complex="italic"/>
    </style:style>
    <style:style style:name="P30" style:family="paragraph" style:parent-style-name="Standard">
      <style:text-properties style:text-line-through-style="none" style:text-line-through-type="none" fo:font-style="italic" officeooo:rsid="0048b651" officeooo:paragraph-rsid="0048b651" style:font-style-asian="italic" style:font-style-complex="italic"/>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392eca" officeooo:paragraph-rsid="00392eca" style:font-style-asian="italic" style:font-style-complex="italic"/>
    </style:style>
    <style:style style:name="P3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line-through-style="none" style:text-line-through-type="none" fo:font-style="italic" officeooo:rsid="003da773" officeooo:paragraph-rsid="003da773" style:font-style-asian="italic" style:font-style-complex="italic"/>
    </style:style>
    <style:style style:name="P3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line-through-style="none" style:text-line-through-type="none" fo:font-style="italic" officeooo:rsid="003dd19e" officeooo:paragraph-rsid="003dd19e" style:font-style-asian="italic" style:font-style-complex="italic"/>
    </style:style>
    <style:style style:name="T1" style:family="text">
      <style:text-properties officeooo:rsid="002c0f60"/>
    </style:style>
    <style:style style:name="T2" style:family="text">
      <style:text-properties fo:font-style="italic" style:font-style-asian="italic" style:font-style-complex="italic"/>
    </style:style>
    <style:style style:name="T3" style:family="text">
      <style:text-properties fo:font-style="italic" officeooo:rsid="002f768d" style:font-style-asian="italic" style:font-style-complex="italic"/>
    </style:style>
    <style:style style:name="T4" style:family="text">
      <style:text-properties fo:font-style="italic" officeooo:rsid="0033f59d" style:font-style-asian="italic" style:font-style-complex="italic"/>
    </style:style>
    <style:style style:name="T5" style:family="text">
      <style:text-properties fo:font-style="italic" officeooo:rsid="003da77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dd61a" style:font-style-asian="normal" style:font-style-complex="normal"/>
    </style:style>
    <style:style style:name="T8" style:family="text">
      <style:text-properties fo:font-style="normal" officeooo:rsid="002def81" style:font-style-asian="normal" style:font-style-complex="normal"/>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003dd19e" style:font-style-asian="italic" style:font-style-complex="italic"/>
    </style:style>
    <style:style style:name="T11" style:family="text">
      <style:text-properties style:text-line-through-style="none" style:text-line-through-type="none" fo:font-style="italic" officeooo:rsid="003f39c2" style:font-style-asian="italic" style:font-style-complex="italic"/>
    </style:style>
    <style:style style:name="T12" style:family="text">
      <style:text-properties style:text-line-through-style="none" style:text-line-through-type="none" fo:font-style="italic" officeooo:rsid="0044b76f" style:font-style-asian="italic" style:font-style-complex="italic"/>
    </style:style>
    <style:style style:name="T13" style:family="text">
      <style:text-properties style:text-line-through-style="none" style:text-line-through-type="none" fo:font-style="italic" officeooo:rsid="0048b651"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pt-get install docker.a</text:p>
      <text:p text:style-name="Standard"/>
      <text:p text:style-name="Standard"/>
      <text:p text:style-name="Standard">To run python file</text:p>
      <text:p text:style-name="Standard"><text:tab/>Docker run -it –rm –name my-first-python-script -v /home/manoj/Desktop/my-first-python-</text:p>
      <text:p text:style-name="Standard">to copy a file to container</text:p>
      <text:p text:style-name="Standard"><text:tab/>docker cp /home/manoj/Desktop/Docker/sample-python.py host1:/home/manoj/Desktop/host1</text:p>
      <text:p text:style-name="Standard"><text:tab/>docker cp &lt;file path&gt; &lt;container iD&gt;:&lt;path in container&gt;</text:p>
      <text:p text:style-name="Standard"/>
      <text:p text:style-name="Standard">Dockerfile</text:p>
      <text:p text:style-name="Standard"/>
      <text:p text:style-name="Standard">#This is a sample image</text:p>
      <text:p text:style-name="Standard">FROM python:3</text:p>
      <text:p text:style-name="Standard">#MAINTAINER <text:a xlink:type="simple" xlink:href="mailto:demousr@gmail.com" text:style-name="Internet_20_link" text:visited-style-name="Visited_20_Internet_20_Link"><text:span text:style-name="T1">demousr@gmail.com</text:span></text:a></text:p>
      <text:p text:style-name="P1">ADD sample-python.py</text:p>
      <text:p text:style-name="P1">#RUN apt-get update</text:p>
      <text:p text:style-name="P1">#WORKDIR <text:span text:style-name="T2">home</text:span><text:span text:style-name="T6">/manoj/Desktop/Docker</text:span></text:p>
      <text:p text:style-name="P12">RUN python sample-python.py</text:p>
      <text:p text:style-name="P12">#RUN apt-get install nginx</text:p>
      <text:p text:style-name="P12">CMD [“echo”,”completed’]</text:p>
      <text:p text:style-name="P12"/>
      <text:p text:style-name="P12"/>
      <text:p text:style-name="P12">To build c image by using docket file</text:p>
      <text:p text:style-name="P12"/>
      <text:p text:style-name="P12">FROM gcc:4.9</text:p>
      <text:p text:style-name="P1"><text:span text:style-name="T6">COPY . </text:span><text:span text:style-name="T2">usr</text:span><text:span text:style-name="T6">/src/myapp</text:span></text:p>
      <text:p text:style-name="P1"><text:span text:style-name="T6">WORKDIR </text:span><text:span text:style-name="T2">usr</text:span><text:span text:style-name="T6">/src/myapp</text:span></text:p>
      <text:p text:style-name="P12">RUN gcc -o myapp main.c</text:p>
      <text:p text:style-name="P12">CMD [“./myapp”]</text:p>
      <text:p text:style-name="P12"/>
      <text:p text:style-name="P12"/>
      <text:p text:style-name="P12">Then, build and run the docker image:</text:p>
      <text:p text:style-name="P12"/>
      <text:p text:style-name="P12">$ docker build -t my_gcc_app .</text:p>
      <text:p text:style-name="P12">$ docker run -it –rm –name my_running_app my_gcc_app</text:p>
      <text:p text:style-name="P12"/>
      <text:p text:style-name="P12">Remove all stopped containers:</text:p>
      <text:p text:style-name="P12"><text:tab/>$ docker rm $(docker ps -a -q)</text:p>
      <text:p text:style-name="P12"/>
      <text:p text:style-name="P12">---&gt; Show td create a docker container with multiple interfaces</text:p>
      <text:p text:style-name="P12"><text:tab/>1) create a bridge interfaces</text:p>
      <text:p text:style-name="P12"><text:tab/> <text:s/><text:tab/>cmd: $</text:p>
      <text:p text:style-name="P12"><text:tab/><text:tab/>creat a multiple bridges like this</text:p>
      <text:p text:style-name="P12"><text:tab/>2) run a container with specific ip</text:p>
      <text:p text:style-name="P1"><text:span text:style-name="T6"><text:tab/><text:tab/>docker run –net &lt;network name&gt; --ip &lt; docker ip&gt; -it <text:s/>&lt; image&gt; /</text:span><text:span text:style-name="T2">bin/bash or bash</text:span></text:p>
      <text:p text:style-name="P17"/>
      <text:p text:style-name="P17"><text:tab/>3) connect container to bridge</text:p>
      <text:p text:style-name="P1"><text:span text:style-name="T2"><text:tab/><text:tab/>docker </text:span><text:span text:style-name="T6">network connec &lt; network name &gt; &lt; container name &gt;</text:span></text:p>
      <text:p text:style-name="P12"/>
      <text:p text:style-name="P12">DOCKER MACVLAN DRIVER:</text:p>
      <text:p text:style-name="P1"><text:a xlink:type="simple" xlink:href="https://docs.docker.com/engine/userguide/networking/get-started-macvlan/" text:style-name="Internet_20_link" text:visited-style-name="Visited_20_Internet_20_Link"><text:span text:style-name="T6">https://docs.docker.com/engine/userguide/networking/get-started-macvlan/</text:span></text:a></text:p>
      <text:p text:style-name="P12"><text:soft-page-break/></text:p>
      <text:p text:style-name="P12">Scenario:</text:p>
      <text:p text:style-name="P2"><text:span text:style-name="T6"><text:tab/>Say, you have built Docker applications (legacy in nature like network traffic monitoring, system management etc.) which is expected to be directly connected to the underlying physical network. In this type of situation, you can use the macvlan network driver to assign a MAC address to each container ‘</text:span><text:span text:style-name="T7">s virtual network interface, making it appear to be a physical network interface directly connected to the physical network.</text:span></text:p>
      <text:p text:style-name="P13"/>
      <text:p text:style-name="P13">Cmd:</text:p>
      <text:p text:style-name="P13"><text:s text:c="3"/>to creat a macvlan network:</text:p>
      <text:p text:style-name="P14"><text:tab/>$docker network create -d macvlan –subnet=192.168.15.0/24 –gateway=192.168.15.1 -o parent=enp3s0 lanconnection</text:p>
      <text:p text:style-name="P3"><text:span text:style-name="T7"><text:tab/></text:span><text:span text:style-name="T8">docker network create -d macvlan –subnet &lt; subnet ip &gt; -- gateway =&lt;gateway ip&gt; -o </text:span></text:p>
      <text:p text:style-name="P15">parent=&lt; parent port id &gt; &lt; name &gt; </text:p>
      <text:p text:style-name="P15"/>
      <text:p text:style-name="P15">to crate a container with mac vlan ip:</text:p>
      <text:p text:style-name="P15"><text:tab/>$ docker run <text:s/>- -net= &lt; network name &gt; -- ip=&lt; IP &gt; - it &lt;image name &gt; bash</text:p>
      <text:p text:style-name="P15"/>
      <text:p text:style-name="P15"/>
      <text:p text:style-name="P15">Automation set up</text:p>
      <text:p text:style-name="P15">1) create one sniffer ovs:</text:p>
      <text:p text:style-name="P15"><text:tab/>ovs-vsctl add-br SWITCH</text:p>
      <text:p text:style-name="P15"><text:tab/>ovs-vsctl add-port SWITCH enp4s0</text:p>
      <text:p text:style-name="P15"><text:tab/>ifconfig enp4s0 0 </text:p>
      <text:p text:style-name="P15"><text:tab/>ifconfgi SWITCH 172.16.6.10 up</text:p>
      <text:p text:style-name="P15">ovs-vsctl add-br SWITCH &amp;&amp; ovs-vsctl add-port SWITCH enp4s0 &amp;&amp; ifconfig enp4s0 0 &amp;&amp; ifconfig SWITCH 172.16.6.10. up</text:p>
      <text:p text:style-name="P15"/>
      <text:p text:style-name="P15">2) run dhcp in host on enp3s0</text:p>
      <text:p text:style-name="P15">3) create a one more (ovs) bridge LAN:</text:p>
      <text:p text:style-name="P15"><text:s text:c="8"/>ovs-vsctl add-br LAN</text:p>
      <text:p text:style-name="P15"><text:s text:c="9"/>ovs-vsctl add-port LAN enp1s0</text:p>
      <text:p text:style-name="P15"><text:s text:c="9"/>ifconfig enp1s0 0</text:p>
      <text:p text:style-name="P15"><text:s text:c="9"/>ifconfig LAN 192.168.0.20 up</text:p>
      <text:p text:style-name="P15">CMD: ovs-vsctl add-br LAN &amp;&amp; ovs-vsctl add-port LAN enp1s0 &amp;&amp; ifconfig enp1s0 0 &amp;&amp; ifconfig LAN 172.16.0.20 up</text:p>
      <text:p text:style-name="P15"/>
      <text:p text:style-name="P16">4) now create controller:</text:p>
      <text:p text:style-name="P16"><text:tab/>before this we need to run one command in host</text:p>
      <text:p text:style-name="P16"><text:tab/><text:tab/>CMD : “xhost +local:docker”</text:p>
      <text:p text:style-name="P4"><text:span text:style-name="T6"><text:tab/>docker run -it - -rm <text:s/>- -net none - -name controller <text:s/>-e DISPLAY=$DISPLAY -v /tmp/.X11 – unix:/tmp/.X11 – unix - - privileged -v /</text:span><text:span text:style-name="T2">dev:/dev ec controller:0.2 bash</text:span></text:p>
      <text:p text:style-name="P19"/>
      <text:p text:style-name="P19"><text:tab/>now connect the controller to LAN &amp; SWITCH ovs:</text:p>
      <text:p text:style-name="P19"><text:tab/><text:tab/>ovs-docker add-port LAN eth0 controller - - ipaddress=192.168.0.100/24</text:p>
      <text:p text:style-name="P19"><text:tab/><text:tab/>ovs-docker add-port <text:s/>SWITCH eth1 controller –ipaddress = 172.16.6.15/16</text:p>
      <text:p text:style-name="P19">5) access the minicom from container:</text:p>
      <text:p text:style-name="P19"><text:tab/>minicom -D /dev/ttyUSB0 ___&gt; from controller container</text:p>
      <text:p text:style-name="P19">6) now change the bashrc file in controller container</text:p>
      <text:p text:style-name="P19"><text:tab/>vi ~/.bashrc</text:p>
      <text:p text:style-name="P19"><text:tab/>copy this clines:</text:p>
      <text:p text:style-name="P19"><text:tab/><text:tab/>export ECOSROOT=/home/manoj/</text:p>
      <text:p text:style-name="P19"><text:soft-page-break/><text:tab/><text:tab/>export SNIFFERIP=172.16.6.10</text:p>
      <text:p text:style-name="P19"><text:tab/><text:tab/>export WAN_SNIFFERIP=172.16.6.10</text:p>
      <text:p text:style-name="P19"><text:tab/><text:tab/>export SNIFFERPORT=60025</text:p>
      <text:p text:style-name="P19">7)run two points:</text:p>
      <text:p text:style-name="P4"><text:span text:style-name="T2"><text:s/></text:span><text:span text:style-name="T3"><text:tab/>docker run -it - -rm - -net none - -name endpoint1 - - privileged ecos-endpoint:0:1 bash</text:span></text:p>
      <text:p text:style-name="P20">8) connect the two end points to LAN &amp; SWITCH ovs:</text:p>
      <text:p text:style-name="P20"><text:tab/>for LAN:</text:p>
      <text:p text:style-name="P20"><text:tab/><text:tab/>ovs-docker add-port LAN eth0 endpoint1</text:p>
      <text:p text:style-name="P20"><text:tab/><text:tab/>ovs-docker add-port LAN eth1 endpoint2</text:p>
      <text:p text:style-name="P20"><text:tab/>for SWITCH:</text:p>
      <text:p text:style-name="P20"><text:tab/><text:tab/>ovs-docker add-port SWITCH eth1 endpoint1 - -ipaddress=172.16.6.20/16</text:p>
      <text:p text:style-name="P20"><text:tab/><text:tab/>ovs-docket add-port SWITCH eth1 endpoint2 - -ipaddress=172.16.6.25/16</text:p>
      <text:p text:style-name="P5"><text:span text:style-name="T2">CMD: ovs-docker add-port LAN eth0 endpoint1 &amp;&amp; ovs-docker add-port LAN eth0 endpoint2 &amp;&amp; ovs-docker add-port SWITCH eth1 endpoint1 - - ipaddress = 172.16.6.20/16 &amp;&amp; ovs-docker </text:span><text:span text:style-name="T4">add-port SWITCH eth1 endpoint2 - -ipaddress=172.16.6.25/16</text:span></text:p>
      <text:p text:style-name="P21"/>
      <text:p text:style-name="P6"><text:span text:style-name="T4">9</text:span><text:span text:style-name="T2">) now run the endpoints:</text:span></text:p>
      <text:p text:style-name="P22"><text:tab/>before running the end point get the ip from the dut LAN dhcp server CMD </text:p>
      <text:p text:style-name="P22"><text:tab/><text:tab/>dhclient eth0</text:p>
      <text:p text:style-name="P22"><text:tab/>Go to this file <text:s text:c="2"/>--&gt; vi home/manoj/Endpoint/Config/StaConfig.xml</text:p>
      <text:p text:style-name="P22"><text:tab/>and change the &lt;ip&gt; and &lt;controller ip&gt; as 172.16.6.20 for endpoint1</text:p>
      <text:p text:style-name="P22"><text:tab/><text:tab/>change the &lt;ip&gt; and &lt;controller ip&gt; as 172.16.6.25 for endpoint2</text:p>
      <text:p text:style-name="P22">10) go to home/manoj/Endpoint1/Lib and run the endpoint:</text:p>
      <text:p text:style-name="P22"><text:tab/>python Endpoint.py</text:p>
      <text:p text:style-name="P22">11) now run the sniffer and endpoint in WAN host:</text:p>
      <text:p text:style-name="P22"><text:tab/>for endpoint ----</text:p>
      <text:p text:style-name="P22"><text:tab/><text:tab/>go to home/manoj/Endpoint/Config/StaConfig.xml</text:p>
      <text:p text:style-name="P22"><text:tab/><text:tab/><text:tab/>controller ip as Sniffer Ip</text:p>
      <text:p text:style-name="P22"><text:tab/><text:tab/><text:tab/>MAC as dhcp connected mac</text:p>
      <text:p text:style-name="P22"><text:tab/><text:tab/>now run endpoint</text:p>
      <text:p text:style-name="P22"><text:tab/><text:tab/>python Endpoint.py</text:p>
      <text:p text:style-name="P22"><text:tab/>for sniffer - - - -</text:p>
      <text:p text:style-name="P22"><text:tab/><text:tab/>go to vi home/manoj/Sniffer/Lib/sniffer_agent.py</text:p>
      <text:p text:style-name="P22"><text:tab/>change the sniffer ip as 172.16.6.10 and </text:p>
      <text:p text:style-name="P22"><text:tab/>run the sniffer</text:p>
      <text:p text:style-name="P22"><text:tab/><text:tab/>python Sniffer_agent.py</text:p>
      <text:p text:style-name="P31"/>
      <text:p text:style-name="P22"/>
      <text:p text:style-name="P6"><text:span text:style-name="T2">ovs-vsctl add-br SWITCH &amp;&amp; ovs-vsctl add-port SWITCH enp4s0 &amp;&amp; ifconfig enp4s0 0 &amp;&amp; ifconfig SWITCH 172.16.6.10 up &amp;&amp; ovs-vsctl add-br LAN &amp;&amp; ovs-vsctl add-port LAN enp1s0 &amp;&amp; ifconfig enp1s0 0 &amp;&amp; ifconfig LAN 192.168.0.5 up &amp;&amp; ovs-docker add-port LAN eth0 controller - - ipaddress= 192.168.0.100/24 &amp;&amp; ovs-docker add-port SWITCH eth1 controller - - ipaddress=172.16.6.15/16 &amp;&amp; ovs-docker add-port <text:s/>LAN eth0 endpoint1 &amp;&amp; ovs-docker add-port LAN eth0 endpoint2 &amp;&amp; ovs-docker add-port </text:span><text:span text:style-name="T5">SWITCH eth1 endpoint1 - - ipaddress=172.16.6.20/16 &amp;&amp; ovs-docker add-port SWITCH eth1 endpoint2 - -ipaddress=172.16.6.25/16 &amp;&amp; xhost +local:docker</text:span></text:p>
      <text:p text:style-name="P23"/>
      <text:p text:style-name="P24">for ssh in containers:</text:p>
      <text:p text:style-name="P24"><text:tab/>cmd:services ssh start</text:p>
      <text:p text:style-name="P24"/>
      <text:p text:style-name="P24">to delete allocated</text:p>
      <text:p text:style-name="P7"><text:span text:style-name="T2"><text:tab/>docker stop $(docker ps -a -</text:span><text:span text:style-name="T9">q) &amp;&amp; ovs – vsctl del – br LAN &amp;&amp; ovs – vsctl del – br </text:span><text:soft-page-break/><text:span text:style-name="T9">SWITCH &amp;&amp; service network – manager restart</text:span></text:p>
      <text:p text:style-name="P25"/>
      <text:p text:style-name="P25"/>
      <text:p text:style-name="P25">ovs – vsctl del – port SWITCH 174c4fe9b0b14_l</text:p>
      <text:p text:style-name="P32"/>
      <text:p text:style-name="P25"/>
      <text:p text:style-name="P25">ERRORS:</text:p>
      <text:p text:style-name="P25"/>
      <text:p text:style-name="P25">ImportError : No module named robotremoteserver</text:p>
      <text:p text:style-name="P25">Traceback (most recent call last):</text:p>
      <text:p text:style-name="P11"><text:span text:style-name="T9"><text:s/><text:tab/>File “/</text:span><text:span text:style-name="T10">home/manoj/EcosAutomation/Controller/Lib/APLib/ControllerUtility.py”, line 23, in &lt;module&gt;</text:span></text:p>
      <text:p text:style-name="P26"/>
      <text:p text:style-name="P27">SSH</text:p>
      <text:p text:style-name="P27"/>
      <text:p text:style-name="P27">1) to debug ssh</text:p>
      <text:p text:style-name="P27"><text:tab/><text:tab/>CMD: ssh -v &lt; username &gt;@ &lt; IP &gt;</text:p>
      <text:p text:style-name="P27"/>
      <text:p text:style-name="P27">ovs-vsctl add – br LAN</text:p>
      <text:p text:style-name="P27"><text:tab/>6) /usr/share/openswitch/scripts/ovs-ctl –system-id=wan start</text:p>
      <text:p text:style-name="P27"><text:tab/>7) ovs-vsctl add – br LAN</text:p>
      <text:p text:style-name="P27"><text:tab/>8) <text:s/>ovs-vsctl add-port LAN eth0</text:p>
      <text:p text:style-name="P27"><text:tab/>9) ovs-vsctl add-port LAN eth0</text:p>
      <text:p text:style-name="P27"><text:tab/>10) ifconfig</text:p>
      <text:p text:style-name="P27"><text:tab/>11) ifconfig eth0 0.0.0.0</text:p>
      <text:p text:style-name="P27"><text:tab/>12) ifconfig LAN 192.168.0.5 up</text:p>
      <text:p text:style-name="P27"><text:tab/>13) ifconfig</text:p>
      <text:p text:style-name="P27"><text:tab/>14) ping 192.168.0.1</text:p>
      <text:p text:style-name="P27"><text:tab/>15) route -n</text:p>
      <text:p text:style-name="P27"><text:tab/>16) ovs-docker add-port LAN eth0 endpoint2</text:p>
      <text:p text:style-name="P27"><text:tab/>17) ovs-docker add-port LAN eth0 endpoint1</text:p>
      <text:p text:style-name="P27"><text:tab/>18) ovs-docker add-port LAN eth0 controller - - ipaddress=192.168.0.100/24</text:p>
      <text:p text:style-name="P27"><text:tab/>19) ovs-docker add-port LAN eth0 sniffer - - ipaddress=192.168.0.100/24</text:p>
      <text:p text:style-name="P27"><text:tab/>20) ifconfig</text:p>
      <text:p text:style-name="P27">21) history</text:p>
      <text:p text:style-name="P33"/>
      <text:p text:style-name="P27"/>
      <text:p text:style-name="P27">first start the wan/controller/endpoint1/endpoint2</text:p>
      <text:p text:style-name="P27">in host</text:p>
      <text:p text:style-name="P8"><text:span text:style-name="T9">ovs-vsctl add – br LAN &amp;&amp; ovs-vsctl add-port LAN enp1s0 &amp;&amp; ifconfig enp1s0 0 &amp;&amp; ifconfig LAN 192.168.0.100 up &amp;&amp; ovs-docker add – port LAN eth0 endpoint1 &amp;&amp; ovs-docker add – port LAN eth0 </text:span><text:span text:style-name="T11">endpoint2 &amp;&amp; ovs-docker add – port <text:s/>LAN eth0 controller <text:s/>--ipaddress=192.168.0.100/24 &amp;&amp; ovs-vsctl add – br <text:s/>SWITCH &amp;&amp; ovs-vsctl add – port SWITCH enp4s0 &amp;&amp; ifconfig enp4s0 0 &amp;&amp; ifconfig SWITCH 172.16.6.10 up &amp;&amp; ovs-docker add – port SWITCH eth0 wan <text:s/>--ipaddress=172.16.6.15/16 &amp;&amp; ovs-vsctl add-br DHCP <text:s/>&amp;&amp; ovs-vsctl add – port DHCP enp3s0 &amp;&amp; ifconfig enp3s0 0 &amp;&amp; ifconfig DHCP 192.168.16.2 up &amp;&amp; ovs-docker add – port DHCP eth1 wan - -ipaddress=192.168.16.1/24</text:span></text:p>
      <text:p text:style-name="P28"/>
      <text:p text:style-name="P28"/>
      <text:p text:style-name="P28">in wan container:</text:p>
      <text:p text:style-name="P9"><text:span text:style-name="T11">/usr/share/openvswitch/scripts/ovs-vsctl <text:s/>- - system – id=wan start &amp;&amp; ovs – vsctl add-br SNIFFER &amp;&amp; ovs-vsctl add – port SNIFFER eth0 &amp;&amp; ifconfig eth0 0.0.0.0 &amp;&amp; ifconfig SNIFFER </text:span><text:soft-page-break/><text:span text:style-name="T11">172.16.6.15 up &amp;&amp; ovs-docker add-port SNIFFER eth1 endpoint2 - - ipaddress=172.16.6.30/16 &amp;&amp; ovs-docker add – port SNIFFER </text:span><text:span text:style-name="T12">eth1 endpoint1 - - ipaddress=192.16.6.25/16 &amp;&amp; ovs – docker add – port SNIFFER eth1 controller - - ipaddress=172.16.6.20/16</text:span></text:p>
      <text:p text:style-name="P29">change the /etc/default/isc-dhcp-server file interface to eth1 and run the dhcp server</text:p>
      <text:p text:style-name="P29"/>
      <text:p text:style-name="P30">destroy</text:p>
      <text:p text:style-name="P10"><text:span text:style-name="T13">docker stop $(docker ps -a -q) &amp;&amp; ovs – vsctl del – br LAN &amp;&amp; ovs – vsctl del – br DHCP &amp;&amp; ovs – vsctl del – br SWITCH &amp;&amp; service <text:s/>network – manage restart</text:span><text:span text:style-name="T11"> </text:span><text:span text:style-name="T9"><text:tab/><text:tab/><text:tab/><text:tab/><text:tab/></text:span></text:p>
      <text:p text:style-name="P15"/>
      <text:p text:style-name="P15"/>
      <text:p text:style-name="P15"/>
      <text:p text:style-name="P15"><text:s/></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7:04:44.239762653</meta:creation-date>
    <dc:date>2020-02-17T09:26:40.409408300</dc:date>
    <meta:editing-duration>P13DT15H3M34S</meta:editing-duration>
    <meta:editing-cycles>23</meta:editing-cycles>
    <meta:generator>LibreOffice/6.1.5.2$Linux_X86_64 LibreOffice_project/10$Build-2</meta:generator>
    <meta:document-statistic meta:table-count="0" meta:image-count="0" meta:object-count="0" meta:page-count="5" meta:paragraph-count="146" meta:word-count="1144" meta:character-count="7856" meta:non-whitespace-character-count="6655"/>
  </office:meta>
</office:document-meta>
</file>